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2D60000013625FCA30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ffffff" draw:opacity="0%" fo:min-height="0.25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frame draw:style-name="gr1" draw:text-style-name="P1" draw:layer="layout" svg:width="18.999cm" svg:height="8.111cm" svg:x="1cm" svg:y="10.794cm">
          <draw:image xlink:href="Pictures/10000000000002D60000013625FCA303.jpg" xlink:type="simple" xlink:show="embed" xlink:actuate="onLoad">
            <text:p/>
          </draw:image>
        </draw:frame>
        <draw:custom-shape draw:style-name="gr2" draw:text-style-name="P2" draw:layer="layout" svg:width="0.4cm" svg:height="0.4cm" svg:x="10.4cm" svg:y="14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0.683cm" svg:x="10.1cm" svg:y="14cm">
          <draw:text-box>
            <text:p text:style-name="P3"><text:span text:style-name="T1">+1</text:span></text:p>
          </draw:text-box>
        </draw:frame>
        <draw:frame draw:style-name="gr4" draw:text-style-name="P4" draw:layer="layout" svg:width="0.633cm" svg:height="0.683cm" svg:x="9.067cm" svg:y="13.1cm">
          <draw:text-box>
            <text:p><text:span text:style-name="T2">-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10T22:53:55</dc:date>
    <meta:document-statistic meta:object-count="4"/>
    <meta:generator>LibreOffice/3.4$Linux LibreOffice_project/340m1$Build-402</meta:generator>
  </office:meta>
</office:document-meta>
</file>